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07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2.0063in"/>
    </style:style>
    <style:style style:name="co5" style:family="table-column">
      <style:table-column-properties fo:break-before="auto" style:column-width="1.520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row table:style-name="ro1">
          <table:table-cell table:style-name="ce1"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Referenced Card Unique ID</text:p>
          </table:table-cell>
          <table:table-cell table:style-name="ce1" office:value-type="string" calcext:value-type="string">
            <text:p>Referenced Card Name</text:p>
          </table:table-cell>
          <table:table-cell table:style-name="ce1" office:value-type="string" calcext:value-type="string">
            <text:p>Referenced Card Pitch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TN6DmN7GK9DtMKd9pnmwF</text:p>
          </table:table-cell>
          <table:table-cell office:value-type="string" calcext:value-type="string">
            <text:p>Tectonic Plating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6NjgQKQBjDBcCJFg6cG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bJnkTkktrTJPPwGdWg7h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fB9pCdHTN9WBhTBF7D6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wk8hgBdnRdWfjkrfJHt</text:p>
          </table:table-cell>
          <table:table-cell office:value-type="string" calcext:value-type="string">
            <text:p>Nebula Blad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WM7PKt9BCGmw7wQzn7k6</text:p>
          </table:table-cell>
          <table:table-cell office:value-type="string" calcext:value-type="string">
            <text:p>Grasp of the Arknight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TKwBRrz8W69BGtCbk9</text:p>
          </table:table-cell>
          <table:table-cell office:value-type="string" calcext:value-type="string">
            <text:p>Mordred 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z79tn8mdQLDqNnhFdngk</text:p>
          </table:table-cell>
          <table:table-cell office:value-type="string" calcext:value-type="string">
            <text:p>Ninth Blade of the Blood O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nWbfrP7C7ttrrWgtbMcp</text:p>
          </table:table-cell>
          <table:table-cell office:value-type="string" calcext:value-type="string">
            <text:p>Spellblade Ass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R9RFbHQBGnNffDLqhfLB</text:p>
          </table:table-cell>
          <table:table-cell office:value-type="string" calcext:value-type="string">
            <text:p>Spellblade Ass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QfCDptGgjpTkDmdH6FP</text:p>
          </table:table-cell>
          <table:table-cell office:value-type="string" calcext:value-type="string">
            <text:p>Spellblade 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wWD7hrDkKWWkDdchGbc9</text:p>
          </table:table-cell>
          <table:table-cell office:value-type="string" calcext:value-type="string">
            <text:p>Reduce to Rune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GPcNWJRc8pnPfCbQHtwJ</text:p>
          </table:table-cell>
          <table:table-cell office:value-type="string" calcext:value-type="string">
            <text:p>Reduce to Rune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RzWPmnLQdMTb7MGftNw</text:p>
          </table:table-cell>
          <table:table-cell office:value-type="string" calcext:value-type="string">
            <text:p>Reduce to Rune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FwQdqLFTRCDWbtT6Jqm</text:p>
          </table:table-cell>
          <table:table-cell office:value-type="string" calcext:value-type="string">
            <text:p>Oath of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mPR87fzQhMLrPCdFTzD</text:p>
          </table:table-cell>
          <table:table-cell office:value-type="string" calcext:value-type="string">
            <text:p>Oath of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fQC8Lqd9Jz8dnkNdrwt</text:p>
          </table:table-cell>
          <table:table-cell office:value-type="string" calcext:value-type="string">
            <text:p>Oath of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RQBDGRhL9DMtwzKq7CL</text:p>
          </table:table-cell>
          <table:table-cell office:value-type="string" calcext:value-type="string">
            <text:p>Amplify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gkJ9mtbmkbQfpzm9Thc</text:p>
          </table:table-cell>
          <table:table-cell office:value-type="string" calcext:value-type="string">
            <text:p>Amplify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mmpt8q8HqPFwPKK66Mjm</text:p>
          </table:table-cell>
          <table:table-cell office:value-type="string" calcext:value-type="string">
            <text:p>Amplify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WdhrBqFCH9nqqmRGPcTL</text:p>
          </table:table-cell>
          <table:table-cell office:value-type="string" calcext:value-type="string">
            <text:p>Drawn to the Dark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nDDNRg7WC6tfmFgz9LC</text:p>
          </table:table-cell>
          <table:table-cell office:value-type="string" calcext:value-type="string">
            <text:p>Drawn to the Dark Dim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m7cqpbBL7wGwbqcqMcz</text:p>
          </table:table-cell>
          <table:table-cell office:value-type="string" calcext:value-type="string">
            <text:p>Drawn to the Dark Dimen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m6BC9zbHp69FkFNmbnR</text:p>
          </table:table-cell>
          <table:table-cell office:value-type="string" calcext:value-type="string">
            <text:p>Rune 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JjCLKrKbQ7nhwhHwbHB</text:p>
          </table:table-cell>
          <table:table-cell office:value-type="string" calcext:value-type="string">
            <text:p>Rune F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PPfm8pTmjLGHjB889bD</text:p>
          </table:table-cell>
          <table:table-cell office:value-type="string" calcext:value-type="string">
            <text:p>Rune Fla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zzfbKbMHQTF7PHFQgnTM</text:p>
          </table:table-cell>
          <table:table-cell office:value-type="string" calcext:value-type="string">
            <text:p>Spellblad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qjRd9CMnFtj7d8dfjpd</text:p>
          </table:table-cell>
          <table:table-cell office:value-type="string" calcext:value-type="string">
            <text:p>Spellblad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LzhNhWTWGWzFLDbCktPt</text:p>
          </table:table-cell>
          <table:table-cell office:value-type="string" calcext:value-type="string">
            <text:p>Spellblad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JTpNtk6pbwMTqkRzhRG</text:p>
          </table:table-cell>
          <table:table-cell office:value-type="string" calcext:value-type="string">
            <text:p>Bloodspill Inv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ww8rKzD9W6Nf7TfwTBwL</text:p>
          </table:table-cell>
          <table:table-cell office:value-type="string" calcext:value-type="string">
            <text:p>Bloodspill Invo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zLPGM6RCTWWhGKdnCNf</text:p>
          </table:table-cell>
          <table:table-cell office:value-type="string" calcext:value-type="string">
            <text:p>Bloodspill Invo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t9cjT8zwMBHj77R76H77</text:p>
          </table:table-cell>
          <table:table-cell office:value-type="string" calcext:value-type="string">
            <text:p>Read the R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R66NfcGM8bnwMGbPL8H</text:p>
          </table:table-cell>
          <table:table-cell office:value-type="string" calcext:value-type="string">
            <text:p>Read the Ru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fkfBbmfr77GMbDTTbLw</text:p>
          </table:table-cell>
          <table:table-cell office:value-type="string" calcext:value-type="string">
            <text:p>Read the Ru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TPF8HGRqhFbTT8HnBBh</text:p>
          </table:table-cell>
          <table:table-cell office:value-type="string" calcext:value-type="string">
            <text:p>Zen Sta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Tc8bNLczk7p78FwWzTw</text:p>
          </table:table-cell>
          <table:table-cell office:value-type="string" calcext:value-type="string">
            <text:p>Spoils of 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q8FqBMdhn9khbwjDK6Q</text:p>
          </table:table-cell>
          <table:table-cell office:value-type="string" calcext:value-type="string">
            <text:p>Kavdaen, Trader of Skins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HhHDgKmGgb7gjwWjHJF</text:p>
          </table:table-cell>
          <table:table-cell office:value-type="string" calcext:value-type="string">
            <text:p>Bloodsheath Skelet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QhWhjqqqtPNWbzNPjPf</text:p>
          </table:table-cell>
          <table:table-cell office:value-type="string" calcext:value-type="string">
            <text:p>Dread Tripty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NF6jp7QzRTLGJwdK7Cdz</text:p>
          </table:table-cell>
          <table:table-cell office:value-type="string" calcext:value-type="string">
            <text:p>Runeblood Barr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DHQQCrpWcFb7WnQPnJN</text:p>
          </table:table-cell>
          <table:table-cell office:value-type="string" calcext:value-type="string">
            <text:p>Mauvrion Sk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BwpjpHqRJFddcwwbCK8</text:p>
          </table:table-cell>
          <table:table-cell office:value-type="string" calcext:value-type="string">
            <text:p>Mauvrion Sk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CTjhFnCPJKBbPbRnFLM</text:p>
          </table:table-cell>
          <table:table-cell office:value-type="string" calcext:value-type="string">
            <text:p>Mauvrion Sk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pF86BNmBttKMGpckqJnq</text:p>
          </table:table-cell>
          <table:table-cell office:value-type="string" calcext:value-type="string">
            <text:p>Meat and G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cFGrC8JzLcFjRzJ8fnWH</text:p>
          </table:table-cell>
          <table:table-cell office:value-type="string" calcext:value-type="string">
            <text:p>Meat and G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MHrRGnggnJtkzk7PhbH8</text:p>
          </table:table-cell>
          <table:table-cell office:value-type="string" calcext:value-type="string">
            <text:p>Meat and Gr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QMpBBLgqWwtCHqdfRBkR</text:p>
          </table:table-cell>
          <table:table-cell office:value-type="string" calcext:value-type="string">
            <text:p>Sutcliffe's Research 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CQjcqCrt7TkdtQ88kLM</text:p>
          </table:table-cell>
          <table:table-cell office:value-type="string" calcext:value-type="string">
            <text:p>Sutcliffe's Research N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KBKrnCrpggpqBPwbpjN</text:p>
          </table:table-cell>
          <table:table-cell office:value-type="string" calcext:value-type="string">
            <text:p>Sutcliffe's Research N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zjkDR6QcL9WBztfDTRt9</text:p>
          </table:table-cell>
          <table:table-cell office:value-type="string" calcext:value-type="string">
            <text:p>Coax a Comm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TtCrkgJBC6h8TWjMgk8m</text:p>
          </table:table-cell>
          <table:table-cell office:value-type="string" calcext:value-type="string">
            <text:p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rjRbqHNNKbLGfqDPjp7R</text:p>
          </table:table-cell>
          <table:table-cell office:value-type="string" calcext:value-type="string">
            <text:p>Herald of 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pWJp9RKt7nrzt6dCMnbH</text:p>
          </table:table-cell>
          <table:table-cell office:value-type="string" calcext:value-type="string">
            <text:p>Herald of Pro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CjCDmt6k6Rq7bkf7pGr</text:p>
          </table:table-cell>
          <table:table-cell office:value-type="string" calcext:value-type="string">
            <text:p>Herald of Prote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wWtFzhjTgbrJJrkGjFc</text:p>
          </table:table-cell>
          <table:table-cell office:value-type="string" calcext:value-type="string">
            <text:p>Prismatic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NppkqrrrfrMgRWhT9rr</text:p>
          </table:table-cell>
          <table:table-cell office:value-type="string" calcext:value-type="string">
            <text:p>Prismatic 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FjnrzdmFLkwdBbWHnGfR</text:p>
          </table:table-cell>
          <table:table-cell office:value-type="string" calcext:value-type="string">
            <text:p>Prismatic 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/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/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/>
          <table:table-cell office:value-type="string" calcext:value-type="string">
            <text:p>qJ8HCWnpHbPRGRGpt86Cb</text:p>
          </table:table-cell>
          <table:table-cell office:value-type="string" calcext:value-type="string">
            <text:p>Blasmophet, the Soul Harvest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/>
          <table:table-cell office:value-type="string" calcext:value-type="string">
            <text:p>pN9zPNQfc6GGrwdgMBLkj</text:p>
          </table:table-cell>
          <table:table-cell office:value-type="string" calcext:value-type="string">
            <text:p>Ursur, the Soul Rea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CdJMzmgBMD8Mt8qhM7nC</text:p>
          </table:table-cell>
          <table:table-cell office:value-type="string" calcext:value-type="string">
            <text:p>Winter's Wail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CFwdjG8dKDCmr7d7F7M</text:p>
          </table:table-cell>
          <table:table-cell office:value-type="string" calcext:value-type="string">
            <text:p>Awakening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8rqGffz6jP9D7w8DbkcL</text:p>
          </table:table-cell>
          <table:table-cell office:value-type="string" calcext:value-type="string">
            <text:p>Snow 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LkbJDtPDkLWPNpfwfTDJ</text:p>
          </table:table-cell>
          <table:table-cell office:value-type="string" calcext:value-type="string">
            <text:p>Snow 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zNjkqqJgrbPbJpWQ8RWp</text:p>
          </table:table-cell>
          <table:table-cell office:value-type="string" calcext:value-type="string">
            <text:p>Snow 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rCkdLPFwwTzHJPwcTRC</text:p>
          </table:table-cell>
          <table:table-cell office:value-type="string" calcext:value-type="string">
            <text:p>Emerging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jbb9hfw8BzbQqqqHtCjJ</text:p>
          </table:table-cell>
          <table:table-cell office:value-type="string" calcext:value-type="string">
            <text:p>Emerging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kNqCchBdrhwz7RCBn77</text:p>
          </table:table-cell>
          <table:table-cell office:value-type="string" calcext:value-type="string">
            <text:p>Emerging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TpfzJrrJnnNjMFhHRHF</text:p>
          </table:table-cell>
          <table:table-cell office:value-type="string" calcext:value-type="string">
            <text:p>Strength of Sequo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gRfr8GwTMrwtm9HwFJkb</text:p>
          </table:table-cell>
          <table:table-cell office:value-type="string" calcext:value-type="string">
            <text:p>Strength of Sequo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fdR79tdkkfRMH7RmjKr</text:p>
          </table:table-cell>
          <table:table-cell office:value-type="string" calcext:value-type="string">
            <text:p>Strength of Sequo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f6PJ8ztqJhcQRFDLR9nG</text:p>
          </table:table-cell>
          <table:table-cell office:value-type="string" calcext:value-type="string">
            <text:p>Ice 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zwGpLbJTtQ9DDhCchdP</text:p>
          </table:table-cell>
          <table:table-cell office:value-type="string" calcext:value-type="string">
            <text:p>Blizzard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m8d9NngqkJN7dDNwtHJ</text:p>
          </table:table-cell>
          <table:table-cell office:value-type="string" calcext:value-type="string">
            <text:p>Blizzar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JCkLbwKKhftmCtmQqr7r</text:p>
          </table:table-cell>
          <table:table-cell office:value-type="string" calcext:value-type="string">
            <text:p>Blizzard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dPWDMfBd8BQp66B9chCQ</text:p>
          </table:table-cell>
          <table:table-cell office:value-type="string" calcext:value-type="string">
            <text:p>Coat of Fros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w97RJqc6PgTctzgWWK9</text:p>
          </table:table-cell>
          <table:table-cell office:value-type="string" calcext:value-type="string">
            <text:p>Ice Qu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TNdJ7FzJFNzgLpBWgTPM</text:p>
          </table:table-cell>
          <table:table-cell office:value-type="string" calcext:value-type="string">
            <text:p>Ice Qu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kwwcJqJn9gdfRzgbmcF</text:p>
          </table:table-cell>
          <table:table-cell office:value-type="string" calcext:value-type="string">
            <text:p>Ice Qua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jR9CjBG6nHqJ9kdMQmJ</text:p>
          </table:table-cell>
          <table:table-cell office:value-type="string" calcext:value-type="string">
            <text:p>Icy En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JmqBJqmdmw886QMF6n6</text:p>
          </table:table-cell>
          <table:table-cell office:value-type="string" calcext:value-type="string">
            <text:p>Icy En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kGmQKJwMhgGgKWNWbGH</text:p>
          </table:table-cell>
          <table:table-cell office:value-type="string" calcext:value-type="string">
            <text:p>Icy Enco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6Jp8hBLgpwRPd8gNnN7</text:p>
          </table:table-cell>
          <table:table-cell office:value-type="string" calcext:value-type="string">
            <text:p>Chill to the 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zTbm7gJD7r866HNpHGW</text:p>
          </table:table-cell>
          <table:table-cell office:value-type="string" calcext:value-type="string">
            <text:p>Chill to the B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cWqBfNRjBTbCtfLWtmH</text:p>
          </table:table-cell>
          <table:table-cell office:value-type="string" calcext:value-type="string">
            <text:p>Chill to the B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fB8pHmJRDD8CfP8mTbr</text:p>
          </table:table-cell>
          <table:table-cell office:value-type="string" calcext:value-type="string">
            <text:p>Grandeur of Valahai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PMgW9kwNF8Cj69gwJntt</text:p>
          </table:table-cell>
          <table:table-cell office:value-type="string" calcext:value-type="string">
            <text:p>Swing 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pDT6GfzNwKW8qz7WbrN</text:p>
          </table:table-cell>
          <table:table-cell office:value-type="string" calcext:value-type="string">
            <text:p>Stalagmite, Bastion of Isenlof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hGF8kMMdmKdhMNdj6NH</text:p>
          </table:table-cell>
          <table:table-cell office:value-type="string" calcext:value-type="string">
            <text:p>Valda Brightaxe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wM6LGq87rrqGQFk8rKG</text:p>
          </table:table-cell>
          <table:table-cell office:value-type="string" calcext:value-type="string">
            <text:p>Earthlore Bounty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rPq9RLbrhFrrgzndt8</text:p>
          </table:table-cell>
          <table:table-cell office:value-type="string" calcext:value-type="string">
            <text:p>Seismic St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GW6Kn6mWFFFWcwkpdHh</text:p>
          </table:table-cell>
          <table:table-cell office:value-type="string" calcext:value-type="string">
            <text:p>Seismic St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n8tCF66mwtfWfqLLz87</text:p>
          </table:table-cell>
          <table:table-cell office:value-type="string" calcext:value-type="string">
            <text:p>Seismic St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KTjfkmpJCCQcRpKbPCJ</text:p>
          </table:table-cell>
          <table:table-cell office:value-type="string" calcext:value-type="string">
            <text:p>Outland Skirm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cHBbCqJnRKPFFLHmbHL</text:p>
          </table:table-cell>
          <table:table-cell office:value-type="string" calcext:value-type="string">
            <text:p>Outland Skirm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NqHrDGMBKrbmcCKQG6Hd</text:p>
          </table:table-cell>
          <table:table-cell office:value-type="string" calcext:value-type="string">
            <text:p>Outland Skirm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qj9K8NgJ7LFBwMKWk6L7</text:p>
          </table:table-cell>
          <table:table-cell office:value-type="string" calcext:value-type="string">
            <text:p>Genis Wotchuneed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gcRpmr76G6zmFgpprRw</text:p>
          </table:table-cell>
          <table:table-cell office:value-type="string" calcext:value-type="string">
            <text:p>Silver Palm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h8rPTLTrzGqHhfbGnq6</text:p>
          </table:table-cell>
          <table:table-cell office:value-type="string" calcext:value-type="string">
            <text:p>Vexing Quillhan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BdLwdzLq6zrMGbHKpKfw</text:p>
          </table:table-cell>
          <table:table-cell office:value-type="string" calcext:value-type="string">
            <text:p>Runic Recla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9Jm6MkWcjqRHwQWkgRDj</text:p>
          </table:table-cell>
          <table:table-cell office:value-type="string" calcext:value-type="string">
            <text:p>Revel in Rune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P8HBbKwHCRChp7n7MgDB</text:p>
          </table:table-cell>
          <table:table-cell office:value-type="string" calcext:value-type="string">
            <text:p>Runeblood Inca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kqfBWGccNqnzjLNhqG</text:p>
          </table:table-cell>
          <table:table-cell office:value-type="string" calcext:value-type="string">
            <text:p>Runeblood Incan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9LDB97dGzHHMdTCd8R6</text:p>
          </table:table-cell>
          <table:table-cell office:value-type="string" calcext:value-type="string">
            <text:p>Runeblood Incan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RrT7hMB7bMJ9jcjzJgj</text:p>
          </table:table-cell>
          <table:table-cell office:value-type="string" calcext:value-type="string">
            <text:p>Haze B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KwJ86P99FbcRKnbnRpnj</text:p>
          </table:table-cell>
          <table:table-cell office:value-type="string" calcext:value-type="string">
            <text:p>Phantasmal H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kdbRCNDrm6LmPNWPTHz</text:p>
          </table:table-cell>
          <table:table-cell office:value-type="string" calcext:value-type="string">
            <text:p>Phantasmal H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qK88CP9ND6FCGjTGRMgj</text:p>
          </table:table-cell>
          <table:table-cell office:value-type="string" calcext:value-type="string">
            <text:p>Phantasmal H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jDdc6FFdnDNk7dLgzt7</text:p>
          </table:table-cell>
          <table:table-cell office:value-type="string" calcext:value-type="string">
            <text:p>Cash 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J9FRbpjJLcpHMM6wk6HW</text:p>
          </table:table-cell>
          <table:table-cell office:value-type="string" calcext:value-type="string">
            <text:p>Life of the 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frtgrpJFT9fmwbnbfrP6</text:p>
          </table:table-cell>
          <table:table-cell office:value-type="string" calcext:value-type="string">
            <text:p>Life of the Pa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gPwChkMppQBfwfrfTtL</text:p>
          </table:table-cell>
          <table:table-cell office:value-type="string" calcext:value-type="string">
            <text:p>Life of the Pa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DbbfFFWLbmpbtdFMbnDM</text:p>
          </table:table-cell>
          <table:table-cell office:value-type="string" calcext:value-type="string">
            <text:p>High Stri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9zWQdWrRnqwfC7Qmcnp</text:p>
          </table:table-cell>
          <table:table-cell office:value-type="string" calcext:value-type="string">
            <text:p>High Stri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dQdrNDp9QHmpffbKFfg</text:p>
          </table:table-cell>
          <table:table-cell office:value-type="string" calcext:value-type="string">
            <text:p>High Stri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mknjcbt6Bjn6RTmTBMF</text:p>
          </table:table-cell>
          <table:table-cell office:value-type="string" calcext:value-type="string">
            <text:p>Pick a Card, Any 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pkQtGmHDTpHHdjWHHb</text:p>
          </table:table-cell>
          <table:table-cell office:value-type="string" calcext:value-type="string">
            <text:p>Pick a Card, Any 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JCwqHtn96Wt7DnWcTb6B</text:p>
          </table:table-cell>
          <table:table-cell office:value-type="string" calcext:value-type="string">
            <text:p>Pick a Card, Any C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QFCnb8FKJn9HrzCNDmG</text:p>
          </table:table-cell>
          <table:table-cell office:value-type="string" calcext:value-type="string">
            <text:p>Even Bigger Than That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tQ6rBPTTD99TNC7PGRM</text:p>
          </table:table-cell>
          <table:table-cell office:value-type="string" calcext:value-type="string">
            <text:p>Even Bigger Than That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CrQmNm8bFk8wcCJ6pj9</text:p>
          </table:table-cell>
          <table:table-cell office:value-type="string" calcext:value-type="string">
            <text:p>Even Bigger Than That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TbtnmDPchPRckcHTjpz</text:p>
          </table:table-cell>
          <table:table-cell office:value-type="string" calcext:value-type="string">
            <text:p>Silken Form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PPzktrTM7CqMKmbmmkDH</text:p>
          </table:table-cell>
          <table:table-cell office:value-type="string" calcext:value-type="string">
            <text:p>Invoke Dracona Opti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FGMN9nn9QR9FDzC9z68</text:p>
          </table:table-cell>
          <table:table-cell office:value-type="string" calcext:value-type="string">
            <text:p>Dracona Opti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7PG6mkm7JPNTBWKJwHpt</text:p>
          </table:table-cell>
          <table:table-cell office:value-type="string" calcext:value-type="string">
            <text:p>Invoke Tomel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Qqp6Ctw7QMLRDMgTnW6g</text:p>
          </table:table-cell>
          <table:table-cell office:value-type="string" calcext:value-type="string">
            <text:p>Tomelt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wFgpKPTgkKNGgr8Q7JK</text:p>
          </table:table-cell>
          <table:table-cell office:value-type="string" calcext:value-type="string">
            <text:p>Invoke Domi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jggcdqWwpwNKCrTBj6J7</text:p>
          </table:table-cell>
          <table:table-cell office:value-type="string" calcext:value-type="string">
            <text:p>Domin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Krt7FrgBJqNBhfjbmCP</text:p>
          </table:table-cell>
          <table:table-cell office:value-type="string" calcext:value-type="string">
            <text:p>Invoke Azvo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NMRCQPNBjPcfJwgrf9j</text:p>
          </table:table-cell>
          <table:table-cell office:value-type="string" calcext:value-type="string">
            <text:p>Azvol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RfhznJbJjhPqrtCqNMPT</text:p>
          </table:table-cell>
          <table:table-cell office:value-type="string" calcext:value-type="string">
            <text:p>Invoke Cro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npkTnnFPR76kw7qg7mr</text:p>
          </table:table-cell>
          <table:table-cell office:value-type="string" calcext:value-type="string">
            <text:p>C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RbQCrnwpWm7mtbfpcFn7</text:p>
          </table:table-cell>
          <table:table-cell office:value-type="string" calcext:value-type="string">
            <text:p>Invoke Kyl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gMJBpk9fJcWNrrnqztz</text:p>
          </table:table-cell>
          <table:table-cell office:value-type="string" calcext:value-type="string">
            <text:p>Kylo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FBGCzhjCqFKrPBn7GFN</text:p>
          </table:table-cell>
          <table:table-cell office:value-type="string" calcext:value-type="string">
            <text:p>Invoke Mirag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dt8dQ86kQhLgFd8cd8z</text:p>
          </table:table-cell>
          <table:table-cell office:value-type="string" calcext:value-type="string">
            <text:p>Mirag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T7Pt8nTWqtfT6GbrQnJ</text:p>
          </table:table-cell>
          <table:table-cell office:value-type="string" calcext:value-type="string">
            <text:p>Invoke Nek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GBRjB7mhQJNkq896RNz</text:p>
          </table:table-cell>
          <table:table-cell office:value-type="string" calcext:value-type="string">
            <text:p>Invoke Ou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htBPWMfPrM8bzjf8LrCr</text:p>
          </table:table-cell>
          <table:table-cell office:value-type="string" calcext:value-type="string">
            <text:p>Invoke The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R8NHg7qbrP9rnbfWPr7</text:p>
          </table:table-cell>
          <table:table-cell office:value-type="string" calcext:value-type="string">
            <text:p>Invoke Vynsera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J9c98JJDc8mtKnRR9hhq</text:p>
          </table:table-cell>
          <table:table-cell office:value-type="string" calcext:value-type="string">
            <text:p>Invoke Yendu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TpfTkztdLpN8W6TpRtR</text:p>
          </table:table-cell>
          <table:table-cell office:value-type="string" calcext:value-type="string">
            <text:p>Yendu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CLhjJp9PcgJFQHQfLQrf</text:p>
          </table:table-cell>
          <table:table-cell office:value-type="string" calcext:value-type="string">
            <text:p>Billowing Mi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krrmhNQDqWc7WWKMTTNz</text:p>
          </table:table-cell>
          <table:table-cell office:value-type="string" calcext:value-type="string">
            <text:p>Billowing Mi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7J6PfqbMCBzQDKtrMfCD</text:p>
          </table:table-cell>
          <table:table-cell office:value-type="string" calcext:value-type="string">
            <text:p>Billowing Mi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F6Bj8MJNDJLQG9kkpq8</text:p>
          </table:table-cell>
          <table:table-cell office:value-type="string" calcext:value-type="string">
            <text:p>Dunebreaker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9BtPGzhFfFBmBtLPJw7</text:p>
          </table:table-cell>
          <table:table-cell office:value-type="string" calcext:value-type="string">
            <text:p>Dunebreaker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jRwG9PN8QWqkr7bnTHH</text:p>
          </table:table-cell>
          <table:table-cell office:value-type="string" calcext:value-type="string">
            <text:p>Dunebreaker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qndgG6wmB6CLq6FqfjJ9</text:p>
          </table:table-cell>
          <table:table-cell office:value-type="string" calcext:value-type="string">
            <text:p>Embermaw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KpQT99rMW9DHw6Jjgrq8</text:p>
          </table:table-cell>
          <table:table-cell office:value-type="string" calcext:value-type="string">
            <text:p>Embermaw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rcRbTfRgjF8tpTKPMNH</text:p>
          </table:table-cell>
          <table:table-cell office:value-type="string" calcext:value-type="string">
            <text:p>Embermaw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QDcMDQpmhqJfwGDNNMcL</text:p>
          </table:table-cell>
          <table:table-cell office:value-type="string" calcext:value-type="string">
            <text:p>Sweeping B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Q96RtWDpg7Lh6HcjmFk</text:p>
          </table:table-cell>
          <table:table-cell office:value-type="string" calcext:value-type="string">
            <text:p>Sweeping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dLmcdGCGFwQG98dqGwB</text:p>
          </table:table-cell>
          <table:table-cell office:value-type="string" calcext:value-type="string">
            <text:p>Sweeping B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k6KqfdDWCF6pLdpQFdj</text:p>
          </table:table-cell>
          <table:table-cell office:value-type="string" calcext:value-type="string">
            <text:p>Skittering S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DkP9CqzbwDGJmTg7hrp7</text:p>
          </table:table-cell>
          <table:table-cell office:value-type="string" calcext:value-type="string">
            <text:p>Skittering S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7JLckkNhtBmRQBKRqnJM</text:p>
          </table:table-cell>
          <table:table-cell office:value-type="string" calcext:value-type="string">
            <text:p>Skittering Sa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kf9mwfBCbLDHncK6CPP</text:p>
          </table:table-cell>
          <table:table-cell office:value-type="string" calcext:value-type="string">
            <text:p>Heat Wave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RGTWgzLGh69FcNbLCfJc</text:p>
          </table:table-cell>
          <table:table-cell office:value-type="string" calcext:value-type="string">
            <text:p>Phoenix 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gfGgqG7wRNbwNGNmjKJr</text:p>
          </table:table-cell>
          <table:table-cell office:value-type="string" calcext:value-type="string">
            <text:p>Rise from the A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nBcm8CFRhPzFPbNmwbRG</text:p>
          </table:table-cell>
          <table:table-cell office:value-type="string" calcext:value-type="string">
            <text:p>Rise from the A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NchKhPQf6PpwzgqNQQM9</text:p>
          </table:table-cell>
          <table:table-cell office:value-type="string" calcext:value-type="string">
            <text:p>Rise from the A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JCRQcRmp7mhMTNDRgFN8</text:p>
          </table:table-cell>
          <table:table-cell office:value-type="string" calcext:value-type="string">
            <text:p>Th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gcBghDT7wRQwQWmpWRb</text:p>
          </table:table-cell>
          <table:table-cell office:value-type="string" calcext:value-type="string">
            <text:p>Burn 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nBPzmt9KKqqBpccHPJTG</text:p>
          </table:table-cell>
          <table:table-cell office:value-type="string" calcext:value-type="string">
            <text:p>Flameborn Retrib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jFbJmPHHbLwqfnbPfFML</text:p>
          </table:table-cell>
          <table:table-cell office:value-type="string" calcext:value-type="string">
            <text:p>Flamecall Awak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q96Kr6wpqctKgCCQRL9z</text:p>
          </table:table-cell>
          <table:table-cell office:value-type="string" calcext:value-type="string">
            <text:p>Infl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bTTdKnFz9jptJ7WkbB6K</text:p>
          </table:table-cell>
          <table:table-cell office:value-type="string" calcext:value-type="string">
            <text:p>Stoke the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TtrCGpnGPrnC7pNFt6pw</text:p>
          </table:table-cell>
          <table:table-cell office:value-type="string" calcext:value-type="string">
            <text:p>Freezing 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HCQbrdqqK7FbcWgKnwWn</text:p>
          </table:table-cell>
          <table:table-cell office:value-type="string" calcext:value-type="string">
            <text:p>Sigil of Permafr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bzdmgC7KjJKR87Qn8B</text:p>
          </table:table-cell>
          <table:table-cell office:value-type="string" calcext:value-type="string">
            <text:p>Sigil of Permafr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fzcpNTNGrMwzNHkqWKH</text:p>
          </table:table-cell>
          <table:table-cell office:value-type="string" calcext:value-type="string">
            <text:p>Sigil of Permafr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Jnb8zmwpRcmqbcH7JTH</text:p>
          </table:table-cell>
          <table:table-cell office:value-type="string" calcext:value-type="string">
            <text:p>Polar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qChPM7KDBRhh789TtDm</text:p>
          </table:table-cell>
          <table:table-cell office:value-type="string" calcext:value-type="string">
            <text:p>Polar 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9QHgTrJMCPMd6DfgDCNr</text:p>
          </table:table-cell>
          <table:table-cell office:value-type="string" calcext:value-type="string">
            <text:p>Polar 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HLMhFd7rHFC8LqNmLcJR</text:p>
          </table:table-cell>
          <table:table-cell office:value-type="string" calcext:value-type="string">
            <text:p>Isenhowl Weatherv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LBJgTd78DwgLWdpqRhN</text:p>
          </table:table-cell>
          <table:table-cell office:value-type="string" calcext:value-type="string">
            <text:p>Isenhowl Weatherv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JHqRnCpgHQ7KBMHmbWT</text:p>
          </table:table-cell>
          <table:table-cell office:value-type="string" calcext:value-type="string">
            <text:p>Isenhowl Weatherv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tcmPrWgJwnmKNhj8nMk</text:p>
          </table:table-cell>
          <table:table-cell office:value-type="string" calcext:value-type="string">
            <text:p>Arctic Incarc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PmkJGtLgnfFnWgcKqgq6</text:p>
          </table:table-cell>
          <table:table-cell office:value-type="string" calcext:value-type="string">
            <text:p>Arctic Incarc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8bJCMprNbTn6rKbchgB</text:p>
          </table:table-cell>
          <table:table-cell office:value-type="string" calcext:value-type="string">
            <text:p>Arctic Incarc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qNQGbtcF6NNBMDbDMhh</text:p>
          </table:table-cell>
          <table:table-cell office:value-type="string" calcext:value-type="string">
            <text:p>Emperor, Dracai of Aesir</text:p>
          </table:table-cell>
          <table:table-cell/>
          <table:table-cell office:value-type="string" calcext:value-type="string">
            <text:p>kMRjHHLzPtgLw7j7PmQqf</text:p>
          </table:table-cell>
          <table:table-cell office:value-type="string" calcext:value-type="string">
            <text:p>Command and Conqu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LhpjL6Jc6Mr8WTQMdn</text:p>
          </table:table-cell>
          <table:table-cell office:value-type="string" calcext:value-type="string">
            <text:p>Dust from the Golden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q8F9nHbQ6N8rrPzdhJzn</text:p>
          </table:table-cell>
          <table:table-cell office:value-type="string" calcext:value-type="string">
            <text:p>Dust from the Red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KQg9cTc7WMNdRbq6pwRk</text:p>
          </table:table-cell>
          <table:table-cell office:value-type="string" calcext:value-type="string">
            <text:p>Dust from the Shadow Cryp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NK7nKtRMLWdHJzrngNb</text:p>
          </table:table-cell>
          <table:table-cell office:value-type="string" calcext:value-type="string">
            <text:p>Tiger Sw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hGtMCHdMDGwzLj9JGwQ</text:p>
          </table:table-cell>
          <table:table-cell office:value-type="string" calcext:value-type="string">
            <text:p>Mindstate of Ti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8MDbwK76BTHkdjzDFTK</text:p>
          </table:table-cell>
          <table:table-cell office:value-type="string" calcext:value-type="string">
            <text:p>Roar of the Ti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QqczGWgqmCzqGqnWkwk</text:p>
          </table:table-cell>
          <table:table-cell office:value-type="string" calcext:value-type="string">
            <text:p>Flex Cl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GFhzzHdwLqwChD6TLkjk</text:p>
          </table:table-cell>
          <table:table-cell office:value-type="string" calcext:value-type="string">
            <text:p>Flex 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tD8RM6rJ6FWPFwFwkzg</text:p>
          </table:table-cell>
          <table:table-cell office:value-type="string" calcext:value-type="string">
            <text:p>Flex Cla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jwzWpWmkqtGd6WhLCmwN</text:p>
          </table:table-cell>
          <table:table-cell office:value-type="string" calcext:value-type="string">
            <text:p>Blessing of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7ThmjJFr8DhTq96q9BJc</text:p>
          </table:table-cell>
          <table:table-cell office:value-type="string" calcext:value-type="string">
            <text:p>Blessing of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9WT8dKmmQFdP7jmtqwqC</text:p>
          </table:table-cell>
          <table:table-cell office:value-type="string" calcext:value-type="string">
            <text:p>Blessing of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DjbmKWW9RHJwwncKDDfK</text:p>
          </table:table-cell>
          <table:table-cell office:value-type="string" calcext:value-type="string">
            <text:p>Pouncing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CccRcdK768czQhpzLPq</text:p>
          </table:table-cell>
          <table:table-cell office:value-type="string" calcext:value-type="string">
            <text:p>Pouncing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Q6tmqFznzMnf9dcDRcF</text:p>
          </table:table-cell>
          <table:table-cell office:value-type="string" calcext:value-type="string">
            <text:p>Pouncing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Gn8N6Pm6ctFgKnjCpL7</text:p>
          </table:table-cell>
          <table:table-cell office:value-type="string" calcext:value-type="string">
            <text:p>Qi Unlea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rPnGKq9czRctFqJqWknC</text:p>
          </table:table-cell>
          <table:table-cell office:value-type="string" calcext:value-type="string">
            <text:p>Qi Unleash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hNRNw6CMrF8trKHgtCC</text:p>
          </table:table-cell>
          <table:table-cell office:value-type="string" calcext:value-type="string">
            <text:p>Qi Unlea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9GQj9McpQbr8Jf9jhkch</text:p>
          </table:table-cell>
          <table:table-cell office:value-type="string" calcext:value-type="string">
            <text:p>Predatory St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gtKgMrhTRwMmQqMfg9FH</text:p>
          </table:table-cell>
          <table:table-cell office:value-type="string" calcext:value-type="string">
            <text:p>Predatory Str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fdpDhwBKNpbGPntGkKd</text:p>
          </table:table-cell>
          <table:table-cell office:value-type="string" calcext:value-type="string">
            <text:p>Predatory Stre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cRgHbGGNmwCTQMBF6CQh</text:p>
          </table:table-cell>
          <table:table-cell office:value-type="string" calcext:value-type="string">
            <text:p>Spirit of Ei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Pfkdm8jrFqmHMNGj8h</text:p>
          </table:table-cell>
          <table:table-cell office:value-type="string" calcext:value-type="string">
            <text:p>Jubeel, Spellbane</text:p>
          </table:table-cell>
          <table:table-cell/>
          <table:table-cell office:value-type="string" calcext:value-type="string">
            <text:p>pdMgMzHwDgBpCNjD7WGLD</text:p>
          </table:table-cell>
          <table:table-cell office:value-type="string" calcext:value-type="string">
            <text:p>Spellbane Aeg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FjGKmpGbTCnrJR6fN79</text:p>
          </table:table-cell>
          <table:table-cell office:value-type="string" calcext:value-type="string">
            <text:p>Construct Nitro Mechano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CLt8CtdLmrbMPcqLCzqc</text:p>
          </table:table-cell>
          <table:table-cell office:value-type="string" calcext:value-type="string">
            <text:p>Nitro Mechanoi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pMt88NkhFBNw7fpC6tkN</text:p>
          </table:table-cell>
          <table:table-cell office:value-type="string" calcext:value-type="string">
            <text:p>Blacktek Whisperer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jfWPNBLBd9nGR8RdhnT</text:p>
          </table:table-cell>
          <table:table-cell office:value-type="string" calcext:value-type="string">
            <text:p>Mask of Perdition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nzHmjrhb7TTzGJppkpfc</text:p>
          </table:table-cell>
          <table:table-cell office:value-type="string" calcext:value-type="string">
            <text:p>Eradic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jNwt6zMt9hMq9TDKJWp</text:p>
          </table:table-cell>
          <table:table-cell office:value-type="string" calcext:value-type="string">
            <text:p>Leave No Witn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kmf8d6QjLGFqWMF8bcw6</text:p>
          </table:table-cell>
          <table:table-cell office:value-type="string" calcext:value-type="string">
            <text:p>Surgical Ext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Jcft9d6mrcTCbwbkQTcB</text:p>
          </table:table-cell>
          <table:table-cell office:value-type="string" calcext:value-type="string">
            <text:p>Pay 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djhDLqHJ9DB8GHD6fmf</text:p>
          </table:table-cell>
          <table:table-cell office:value-type="string" calcext:value-type="string">
            <text:p>Plunder the P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jJNnbrqJgdh7MW9wkMWP</text:p>
          </table:table-cell>
          <table:table-cell office:value-type="string" calcext:value-type="string">
            <text:p>Plunder the P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TtJknPgn6fpRWcgHkMJJ</text:p>
          </table:table-cell>
          <table:table-cell office:value-type="string" calcext:value-type="string">
            <text:p>Plunder the Po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LQ8hHmzqnngwPhBdkNJ</text:p>
          </table:table-cell>
          <table:table-cell office:value-type="string" calcext:value-type="string">
            <text:p>Rob the 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C9hRJc8GLMpncbLwkn8q</text:p>
          </table:table-cell>
          <table:table-cell office:value-type="string" calcext:value-type="string">
            <text:p>Rob the Ri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ppkHRwJHjnccLKhNHGG</text:p>
          </table:table-cell>
          <table:table-cell office:value-type="string" calcext:value-type="string">
            <text:p>Rob the Ri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fJ7wBLmBtGnBpqQttNK</text:p>
          </table:table-cell>
          <table:table-cell office:value-type="string" calcext:value-type="string">
            <text:p>Annihilate the Ar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97gffj66hdGBhpkTQQQt</text:p>
          </table:table-cell>
          <table:table-cell office:value-type="string" calcext:value-type="string">
            <text:p>Annihilate the Ar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ckgndNDJwgBMfzFRQ86</text:p>
          </table:table-cell>
          <table:table-cell office:value-type="string" calcext:value-type="string">
            <text:p>Annihilate the Ar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KbtrKKgB6TQdgwKQRRMp</text:p>
          </table:table-cell>
          <table:table-cell office:value-type="string" calcext:value-type="string">
            <text:p>Fleece the F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TkGCNJD989J9TkqLnfRb</text:p>
          </table:table-cell>
          <table:table-cell office:value-type="string" calcext:value-type="string">
            <text:p>Fleece the F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Drnc9CmJD6BdzzhQGjJ</text:p>
          </table:table-cell>
          <table:table-cell office:value-type="string" calcext:value-type="string">
            <text:p>Fleece the F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k6tMhn9RtfkbRpcLL8Ht</text:p>
          </table:table-cell>
          <table:table-cell office:value-type="string" calcext:value-type="string">
            <text:p>Nix the Nim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hCqd6bBfRGGdrmrFnLk</text:p>
          </table:table-cell>
          <table:table-cell office:value-type="string" calcext:value-type="string">
            <text:p>Nix the Nim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78pTWjgm7fW77FWfLpkM</text:p>
          </table:table-cell>
          <table:table-cell office:value-type="string" calcext:value-type="string">
            <text:p>Nix the Nim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CCWJQKkgjTNrH8PbnwQ</text:p>
          </table:table-cell>
          <table:table-cell office:value-type="string" calcext:value-type="string">
            <text:p>Sack the Shif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TdC6bPmz9GFQzqWFJnDC</text:p>
          </table:table-cell>
          <table:table-cell office:value-type="string" calcext:value-type="string">
            <text:p>Sack the Shif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BnJqcCCpBHQwzBgdNbh</text:p>
          </table:table-cell>
          <table:table-cell office:value-type="string" calcext:value-type="string">
            <text:p>Sack the Shif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M7zthPFbLMJ6KQQmB6P9</text:p>
          </table:table-cell>
          <table:table-cell office:value-type="string" calcext:value-type="string">
            <text:p>Slay the Schol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WFFDrGrc8wD6whwWzdDF</text:p>
          </table:table-cell>
          <table:table-cell office:value-type="string" calcext:value-type="string">
            <text:p>Slay the Schol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786HHGgNbgmp8NJDtRQ</text:p>
          </table:table-cell>
          <table:table-cell office:value-type="string" calcext:value-type="string">
            <text:p>Slay the Schol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qL9KdjgkjfnQ98H97dJw</text:p>
          </table:table-cell>
          <table:table-cell office:value-type="string" calcext:value-type="string">
            <text:p>Amethyst Tiar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gnHtCMJBbDQjqk8cWmhN</text:p>
          </table:table-cell>
          <table:table-cell office:value-type="string" calcext:value-type="string">
            <text:p>Annals of Sutcliff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GdjWwfTnfdWGFL6tRwz</text:p>
          </table:table-cell>
          <table:table-cell office:value-type="string" calcext:value-type="string">
            <text:p>Looming Do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JrdtdRJmT7G97h6Qqcb</text:p>
          </table:table-cell>
          <table:table-cell office:value-type="string" calcext:value-type="string">
            <text:p>Deathly D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nKh7TTkLt6qtCJzGjB</text:p>
          </table:table-cell>
          <table:table-cell office:value-type="string" calcext:value-type="string">
            <text:p>Deathly D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FM7t8H8pfwFdTJc7qb8b</text:p>
          </table:table-cell>
          <table:table-cell office:value-type="string" calcext:value-type="string">
            <text:p>Deathly Du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WLgwcDwzpDdNrRTzDkW</text:p>
          </table:table-cell>
          <table:table-cell office:value-type="string" calcext:value-type="string">
            <text:p>Blessing of Occ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DWFWLcMDM9ngWMWpJtr</text:p>
          </table:table-cell>
          <table:table-cell office:value-type="string" calcext:value-type="string">
            <text:p>Blessing of Occ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khJ79fJq7qKqjGCJJnf</text:p>
          </table:table-cell>
          <table:table-cell office:value-type="string" calcext:value-type="string">
            <text:p>Blessing of Oc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tPbbtqrQ9hNtWH6jG6t</text:p>
          </table:table-cell>
          <table:table-cell office:value-type="string" calcext:value-type="string">
            <text:p>Runic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NPrtC9qGbkQPLDf7tbBB</text:p>
          </table:table-cell>
          <table:table-cell office:value-type="string" calcext:value-type="string">
            <text:p>Runic Rea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KhQ7hPQnhbqnwpfcBzQh</text:p>
          </table:table-cell>
          <table:table-cell office:value-type="string" calcext:value-type="string">
            <text:p>Runic Rea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7CdmT8JMcMtQdRkpjg6</text:p>
          </table:table-cell>
          <table:table-cell office:value-type="string" calcext:value-type="string">
            <text:p>Sky Fire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6dnJR9CTdw7mmzGJckd</text:p>
          </table:table-cell>
          <table:table-cell office:value-type="string" calcext:value-type="string">
            <text:p>Sky Fire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hNtnmRzpc7mfbcgDcJk8</text:p>
          </table:table-cell>
          <table:table-cell office:value-type="string" calcext:value-type="string">
            <text:p>Sky Fire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c7CtkbBDTrzHr7t8DMQ</text:p>
          </table:table-cell>
          <table:table-cell office:value-type="string" calcext:value-type="string">
            <text:p>Seerstone</text:p>
          </table:table-cell>
          <table:table-cell/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Hp7c9HFRmwLFQ7WtKd86</text:p>
          </table:table-cell>
          <table:table-cell office:value-type="string" calcext:value-type="string">
            <text:p>Swell Tid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GqwMzK8mCrkKQ9kdpF7W</text:p>
          </table:table-cell>
          <table:table-cell office:value-type="string" calcext:value-type="string">
            <text:p>Suraya, Archangel of Knowled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9D7zGdNGdhHJKQ78DFNF</text:p>
          </table:table-cell>
          <table:table-cell office:value-type="string" calcext:value-type="string">
            <text:p>Wave of Reality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t6KzpDJ8JKfc9wNzgbmW</text:p>
          </table:table-cell>
          <table:table-cell office:value-type="string" calcext:value-type="string">
            <text:p>Spectral Pos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fWGwJwjNHRWdtNtLrrhn</text:p>
          </table:table-cell>
          <table:table-cell office:value-type="string" calcext:value-type="string">
            <text:p>Blessing of Spir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rrFPNWzgzMqWwPdT8dB</text:p>
          </table:table-cell>
          <table:table-cell office:value-type="string" calcext:value-type="string">
            <text:p>Blessing of Spir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rMj9dqrqq6mftqJ8Jq9</text:p>
          </table:table-cell>
          <table:table-cell office:value-type="string" calcext:value-type="string">
            <text:p>Blessing of Spir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W7KzrHdpwqwffrfBbQbq</text:p>
          </table:table-cell>
          <table:table-cell office:value-type="string" calcext:value-type="string">
            <text:p>Spectral Prow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QkqkQhCrTkJtgCHH768</text:p>
          </table:table-cell>
          <table:table-cell office:value-type="string" calcext:value-type="string">
            <text:p>Spectral Prow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pfgTGDPgHt89LMDPQNr</text:p>
          </table:table-cell>
          <table:table-cell office:value-type="string" calcext:value-type="string">
            <text:p>Spectral Pro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FhWr8BprqnfjCqHrWLPm</text:p>
          </table:table-cell>
          <table:table-cell office:value-type="string" calcext:value-type="string">
            <text:p>Spectral R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hmf7fcjCNtJM7NGJJWn</text:p>
          </table:table-cell>
          <table:table-cell office:value-type="string" calcext:value-type="string">
            <text:p>Spectral R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LLBGbP8r8KLmBjmcmPw</text:p>
          </table:table-cell>
          <table:table-cell office:value-type="string" calcext:value-type="string">
            <text:p>Spectral Ri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B76Jz9T9FcQTtbFDpbmN</text:p>
          </table:table-cell>
          <table:table-cell office:value-type="string" calcext:value-type="string">
            <text:p>Water Glow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gpJPGPPtgB7BDckBpRdM</text:p>
          </table:table-cell>
          <table:table-cell office:value-type="string" calcext:value-type="string">
            <text:p>Water Glow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mKghzHdGPnFQwhDcmWm</text:p>
          </table:table-cell>
          <table:table-cell office:value-type="string" calcext:value-type="string">
            <text:p>Water Glow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RRGgm9QNjFGchhLkbtF</text:p>
          </table:table-cell>
          <table:table-cell office:value-type="string" calcext:value-type="string">
            <text:p>Crown of Dominion</text:p>
          </table:table-cell>
          <table:table-cell/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 table:number-rows-repeated="104809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 style:data-style-name="N2" text:time-value="23:04:12.7574166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20T23:04:36.428018680</dc:date>
    <meta:editing-duration>PT10H54M50S</meta:editing-duration>
    <meta:editing-cycles>456</meta:editing-cycles>
    <meta:generator>LibreOffice/7.2.5.2$MacOSX_X86_64 LibreOffice_project/499f9727c189e6ef3471021d6132d4c694f357e5</meta:generator>
    <meta:document-statistic meta:table-count="1" meta:cell-count="2571" meta:object-count="0"/>
  </office:meta>
</office:document-meta>
</file>